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9_12-12-02_000.jpg</text:p>
          </table:table-cell>
          <table:table-cell table:style-name="ce22" office:value-type="string">
            <text:p>:m dessin / des.サボテン：葉 / id=R7PQ,@ベランダ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2]=&quot;&quot;;[.C2];CONCATENATE([.C2];&quot; / &quot;;[.E2]))" office:value-type="string" office:string-value=":m dessin / des.サボテン：葉 / id=R7PQ,@ベランダ">
            <text:p>:m dessin / des.サボテン：葉 / id=R7PQ,@ベランダ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9_13-04-35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9_16-23-26_000.jpg</text:p>
          </table:table-cell>
          <table:table-cell table:style-name="ce22" office:value-type="string">
            <text:p>:PHOTO 記録 / 経過記録；作ったもの / food=焼酎漬け / material=大葉；芋焼酎,time=~</text:p>
          </table:table-cell>
          <table:table-cell table:style-name="ce3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4]=&quot;&quot;;[.C4];CONCATENATE([.C4];&quot; / &quot;;[.E4]))" office:value-type="string" office:string-value=":PHOTO 記録 / 経過記録；作ったもの / food=焼酎漬け / material=大葉；芋焼酎,time=~">
            <text:p>:PHOTO 記録 / 経過記録；作ったもの / food=焼酎漬け / material=大葉；芋焼酎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9_17-06-04_000.jpg</text:p>
          </table:table-cell>
          <table:table-cell table:style-name="ce22" office:value-type="string">
            <text:p>:m 1*1 RES / free / res-id=SYMY / theme=日中共同声明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5]=&quot;&quot;;[.C5];CONCATENATE([.C5];&quot; / &quot;;[.E5]))" office:value-type="string" office:string-value=":m 1*1 RES / free / res-id=SYMY / theme=日中共同声明">
            <text:p>:m 1*1 RES / free / res-id=SYMY / theme=日中共同声明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9_17-52-43_000.jpg</text:p>
          </table:table-cell>
          <table:table-cell table:style-name="ce22" office:value-type="string">
            <text:p>:m 1*1 res / JVEMV6 41#9.5_2 / 41. economics / 9. economic-forecast / 5. data-watch / theme=国際収支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6]=&quot;&quot;;[.C6];CONCATENATE([.C6];&quot; / &quot;;[.E6]))" office:value-type="string" office:string-value=":m 1*1 res / JVEMV6 41#9.5_2 / 41. economics / 9. economic-forecast / 5. data-watch / theme=国際収支">
            <text:p>:m 1*1 res / JVEMV6 41#9.5_2 / 41. economics / 9. economic-forecast / 5. data-watch / theme=国際収支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9_20-58-52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9_22-50-50_000.jpg</text:p>
          </table:table-cell>
          <table:table-cell table:style-name="ce22" office:value-type="string">
            <text:p>:PHOTO 記録 / 経過記録；作ったもの / food=焼酎漬け / material=ローズマリー；芋焼酎,time=~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8]=&quot;&quot;;[.C8];CONCATENATE([.C8];&quot; / &quot;;[.E8]))" office:value-type="string" office:string-value=":PHOTO 記録 / 経過記録；作ったもの / food=焼酎漬け / material=ローズマリー；芋焼酎,time=~">
            <text:p>:PHOTO 記録 / 経過記録；作ったもの / food=焼酎漬け / material=ローズマリー；芋焼酎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9_22-51-11_000.jpg</text:p>
          </table:table-cell>
          <table:table-cell table:style-name="ce22" office:value-type="string">
            <text:p>:PHOTO 記録 / 経過記録；作ったもの / food=焼酎漬け / material=大葉；芋焼酎,time=~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9]=&quot;&quot;;[.C9];CONCATENATE([.C9];&quot; / &quot;;[.E9]))" office:value-type="string" office:string-value=":PHOTO 記録 / 経過記録；作ったもの / food=焼酎漬け / material=大葉；芋焼酎,time=~">
            <text:p>:PHOTO 記録 / 経過記録；作ったもの / food=焼酎漬け / material=大葉；芋焼酎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9_23-22-5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9_23-28-59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9_23-43-30_000.jpg</text:p>
          </table:table-cell>
          <table:table-cell table:style-name="ce22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30_01-44-3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30_01-44-45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30_07-34-28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30_08-12-01_000.jpg</text:p>
          </table:table-cell>
          <table:table-cell table:style-name="ce19" office:value-type="string">
            <text:p>:PHOTO 記録 / 経過記録；作ったもの / food=日陰干し / material=ローズマリー：焼酎に漬けたあと,time=~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6]=&quot;&quot;;[.C16];CONCATENATE([.C16];&quot; / &quot;;[.E16]))" office:value-type="string" office:string-value=":PHOTO 記録 / 経過記録；作ったもの / food=日陰干し / material=ローズマリー：焼酎に漬けたあと,time=~">
            <text:p>:PHOTO 記録 / 経過記録；作ったもの / food=日陰干し / material=ローズマリー：焼酎に漬けたあと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30_08-12-19_000.jpg</text:p>
          </table:table-cell>
          <table:table-cell table:style-name="ce22" office:value-type="string">
            <text:p>:PHOTO 記録 / 経過記録；作ったもの / food=日陰干し / material=白菜,time=~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7]=&quot;&quot;;[.C17];CONCATENATE([.C17];&quot; / &quot;;[.E17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30_09-01-37_000.jpg</text:p>
          </table:table-cell>
          <table:table-cell table:style-name="ce22" office:value-type="string">
            <text:p>:m 1*1 RES / free / res-id=KCY7 / theme=self-defense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8]=&quot;&quot;;[.C18];CONCATENATE([.C18];&quot; / &quot;;[.E18]))" office:value-type="string" office:string-value=":m 1*1 RES / free / res-id=KCY7 / theme=self-defense">
            <text:p>:m 1*1 RES / free / res-id=KCY7 / theme=self-defens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9_16-01-21_000.mp4</text:p>
          </table:table-cell>
          <table:table-cell table:style-name="ce8" office:value-type="string">
            <text:p>:VIDEO / @自室 / 記録 / knoten / 実演,perform / n-2020-0929-1 / knot=もやい結び＋クロス結び＋ミッテルマンズノット,video=corporals-corner:11.2.2,other=完成したところ,for=身体に巻く＋柱に巻く：救助のとき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knoten / 実演,perform / n-2020-0929-1 / knot=もやい結び＋クロス結び＋ミッテルマンズノット,video=corporals-corner:11.2.2,other=完成したところ,for=身体に巻く＋柱に巻く：救助のとき">
            <text:p>:VIDEO / @自室 / 記録 / knoten / 実演,perform / n-2020-0929-1 / knot=もやい結び＋クロス結び＋ミッテルマンズノット,video=corporals-corner:11.2.2,other=完成したところ,for=身体に巻く＋柱に巻く：救助のと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9_18-54-30_000.mp4</text:p>
          </table:table-cell>
          <table:table-cell table:style-name="ce8" office:value-type="string">
            <text:p>:VIDEO / @自室 / 記録 / jap.flute / 演奏、play / f-2020-0929-1 / genr=tips:oct-2,other=下唇の形：谷型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jap.flute / 演奏、play / f-2020-0929-1 / genr=tips:oct-2,other=下唇の形：谷型">
            <text:p>:VIDEO / @自室 / 記録 / jap.flute / 演奏、play / f-2020-0929-1 / genr=tips:oct-2,other=下唇の形：谷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9_18-59-27_000.mp4</text:p>
          </table:table-cell>
          <table:table-cell table:style-name="ce8" office:value-type="string">
            <text:p>:VIDEO / @自室 / 記録 / jap.flute / 演奏、play / f-2020-0929-2 / genr=f-N:composition-relay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jap.flute / 演奏、play / f-2020-0929-2 / genr=f-N:composition-relay">
            <text:p>:VIDEO / @自室 / 記録 / jap.flute / 演奏、play / f-2020-0929-2 / genr=f-N:composition-relay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9_19-04-01_000.mp4</text:p>
          </table:table-cell>
          <table:table-cell table:style-name="ce8" office:value-type="string">
            <text:p>:VIDEO / @自室 / 記録 / jap.flute / 演奏、play / f-2020-0929-3 / genr=tips:how-to-blow:explained:Bf:oct-2:oct-2.5:oct-3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jap.flute / 演奏、play / f-2020-0929-3 / genr=tips:how-to-blow:explained:Bf:oct-2:oct-2.5:oct-3">
            <text:p>:VIDEO / @自室 / 記録 / jap.flute / 演奏、play / f-2020-0929-3 / genr=tips:how-to-blow:explained:Bf:oct-2:oct-2.5:oct-3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9_23-14-40_000.mp4</text:p>
          </table:table-cell>
          <table:table-cell table:style-name="ce8" office:value-type="string">
            <text:p>:VIDEO / @自室 / 記録 / recorder,rc / 演奏、play / r-2020-0929-1 / genr=f-continue:2020-09-28_22-06-28_000.mp4,for=melody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recorder,rc / 演奏、play / r-2020-0929-1 / genr=f-continue:2020-09-28_22-06-28_000.mp4,for=melody">
            <text:p>:VIDEO / @自室 / 記録 / recorder,rc / 演奏、play / r-2020-0929-1 / genr=f-continue:2020-09-28_22-06-28_000.mp4,for=melody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30_08-17-03_000.mp4</text:p>
          </table:table-cell>
          <table:table-cell table:style-name="ce8" office:value-type="string">
            <text:p>:VIDEO / @自宅 / メモ / kb,keyboard / 演奏、play / k-2020-0930-1 / genr=f-N:composition-relay,key=C#,RH=melody,LH=notes:pictch:1-3-L5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メモ / kb,keyboard / 演奏、play / k-2020-0930-1 / genr=f-N:composition-relay,key=C#,RH=melody,LH=notes:pictch:1-3-L5">
            <text:p>:VIDEO / @自宅 / メモ / kb,keyboard / 演奏、play / k-2020-0930-1 / genr=f-N:composition-relay,key=C#,RH=melody,LH=notes:pictch:1-3-L5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1:1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30T11:15:10.85</dc:date>
    <dc:creator>iwabuchi ken</dc:creator>
    <meta:editing-duration>P26DT2H57M46S</meta:editing-duration>
    <meta:editing-cycles>9875</meta:editing-cycles>
    <meta:document-statistic meta:table-count="1" meta:cell-count="475" meta:object-count="0"/>
  </office:meta>
</office:document-meta>
</file>